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rfolk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39">
            <text:p>3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52">
            <text:p>152</text:p>
          </table:table-cell>
          <table:table-cell table:style-name="ce23" office:value-type="float" office:value="15">
            <text:p>1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63">
            <text:p>763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17">
            <text:p>117</text:p>
          </table:table-cell>
          <table:table-cell table:style-name="ce23" office:value-type="float" office:value="59">
            <text:p>5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160">
            <text:p>1160</text:p>
          </table:table-cell>
          <table:table-cell table:style-name="ce23" office:value-type="float" office:value="58">
            <text:p>5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793">
            <text:p>793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572">
            <text:p>3572</text:p>
          </table:table-cell>
          <table:table-cell table:style-name="ce23" office:value-type="float" office:value="242">
            <text:p>24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96">
            <text:p>596</text:p>
          </table:table-cell>
          <table:table-cell table:style-name="ce23" office:value-type="float" office:value="33">
            <text:p>3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694">
            <text:p>69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815">
            <text:p>1815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741">
            <text:p>74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932">
            <text:p>932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6">
            <text:p>9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052">
            <text:p>1052</text:p>
          </table:table-cell>
          <table:table-cell table:style-name="ce23" office:value-type="float" office:value="74">
            <text:p>7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7228">
            <text:p>7228</text:p>
          </table:table-cell>
          <table:table-cell table:style-name="ce23" office:value-type="float" office:value="1098">
            <text:p>109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3087">
            <text:p>13087</text:p>
          </table:table-cell>
          <table:table-cell table:style-name="ce23" office:value-type="float" office:value="1318">
            <text:p>131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6659">
            <text:p>16659</text:p>
          </table:table-cell>
          <table:table-cell table:style-name="ce23" office:value-type="float" office:value="1560">
            <text:p>1560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